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Standard" style:family="paragraph">
      <style:text-properties fo:language="de" fo:country="AT"/>
    </style:style>
    <style:style style:name="P3" style:parent-style-name="Standard" style:family="paragraph">
      <style:text-properties fo:language="de" fo:country="AT"/>
    </style:style>
    <style:style style:name="P4" style:parent-style-name="Standard" style:family="paragraph">
      <style:text-properties fo:language="de" fo:country="AT"/>
    </style:style>
    <style:style style:name="P5" style:parent-style-name="Standard" style:family="paragraph">
      <style:text-properties fo:language="de" fo:country="AT"/>
    </style:style>
    <style:style style:name="P6" style:parent-style-name="Standard" style:family="paragraph">
      <style:text-properties fo:language="de" fo:country="AT"/>
    </style:style>
    <style:style style:name="P7" style:parent-style-name="Standard" style:family="paragraph">
      <style:text-properties fo:language="de" fo:country="AT"/>
    </style:style>
    <style:style style:name="P8" style:parent-style-name="Standard" style:family="paragraph">
      <style:text-properties fo:language="de" fo:country="AT"/>
    </style:style>
    <style:style style:name="P9" style:parent-style-name="Standard" style:family="paragraph">
      <style:text-properties fo:language="de" fo:country="AT"/>
    </style:style>
    <style:style style:name="P10" style:parent-style-name="Standard" style:family="paragraph">
      <style:text-properties fo:language="de" fo:country="AT"/>
    </style:style>
    <style:style style:name="P11" style:parent-style-name="Standard" style:family="paragraph">
      <style:text-properties fo:language="de" fo:country="AT"/>
    </style:style>
    <style:style style:name="P12" style:parent-style-name="Normal" style:family="paragraph">
      <style:text-properties fo:language="de" fo:country="AT"/>
    </style:style>
    <style:style style:name="P13" style:parent-style-name="Normal" style:family="paragraph">
      <style:text-properties fo:language="de" fo:country="AT"/>
    </style:style>
    <style:style style:name="P14" style:parent-style-name="Normal" style:family="paragraph">
      <style:text-properties fo:language="de" fo:country="AT"/>
    </style:style>
    <style:style style:name="P15" style:parent-style-name="Normal" style:family="paragraph">
      <style:text-properties fo:language="de" fo:country="AT"/>
    </style:style>
    <style:style style:name="P16" style:parent-style-name="Normal" style:family="paragraph">
      <style:text-properties fo:language="de" fo:country="AT"/>
    </style:style>
    <style:style style:name="P17" style:parent-style-name="Normal" style:family="paragraph">
      <style:text-properties fo:language="de" fo:country="AT"/>
    </style:style>
    <style:style style:name="P18" style:parent-style-name="Normal" style:family="paragraph">
      <style:text-properties fo:language="de" fo:country="AT"/>
    </style:style>
    <style:style style:name="P19" style:parent-style-name="Normal" style:family="paragraph">
      <style:text-properties fo:language="de" fo:country="AT"/>
    </style:style>
    <style:style style:name="P20" style:parent-style-name="Normal" style:family="paragraph">
      <style:text-properties fo:language="de" fo:country="AT"/>
    </style:style>
    <style:style style:name="P21" style:parent-style-name="Normal" style:family="paragraph">
      <style:text-properties fo:language="de" fo:country="AT"/>
    </style:style>
    <style:style style:name="P22" style:parent-style-name="Normal" style:family="paragraph">
      <style:text-properties fo:language="de" fo:country="AT"/>
    </style:style>
    <style:style style:name="T23" style:parent-style-name="DefaultParagraphFont" style:family="text">
      <style:text-properties fo:language="de" fo:country="AT"/>
    </style:style>
  </office:automatic-styles>
  <office:body>
    <office:text text:use-soft-page-breaks="true">
      <text:p text:style-name="P1">ToDo</text:p>
      <text:p text:style-name="P2">Wie viel ohm hat motor</text:p>
      <text:p text:style-name="P3"/>
      <text:p text:style-name="P4">Is mosfet zu langsam?</text:p>
      <text:p text:style-name="P5">Max strom 100mA -&gt; wenn man einfach einen mosfet mit max 1a nimmt wird der Gate kondensator auch kleiner dann schaltet er schneller</text:p>
      <text:p text:style-name="P6"/>
      <text:p text:style-name="P7">Sensor werte 1. Ordnung reicht normal, sonst gibt’s ja eh die möglichkeit vom digitalen filtern no</text:p>
      <text:p text:style-name="P8"/>
      <text:p text:style-name="P9">Jede sekunde messwert nehmen</text:p>
      <text:p text:style-name="P10">Equididante sampling rate</text:p>
      <text:p text:style-name="P11"/>
      <text:p text:style-name="P12">Wird stepper schritte verlieren? Wie kurz werden die schritte?</text:p>
      <text:p text:style-name="P13">Worst case: faser fängt 1mm zu spät an</text:p>
      <text:p text:style-name="P14"/>
      <text:p text:style-name="P15">Die freien general purpose io pins nach außen legen</text:p>
      <text:p text:style-name="P16">Mit oszilloskopo pwm ausgang testen<text:s/></text:p>
      <text:p text:style-name="P17"/>
      <text:p text:style-name="P18">Checken ob bauteile verfügbar sind jlcpcb</text:p>
      <text:p text:style-name="P19"/>
      <text:p text:style-name="P20">Stencil<text:s/></text:p>
      <text:p text:style-name="Normal"/>
      <text:p text:style-name="Normal">Display raspi</text:p>
      <text:p text:style-name="P21"/>
      <text:p text:style-name="P22">vorschlag</text:p>
      <text:p text:style-name="Normal"><text:span text:style-name="T23">wir haben 80er serie smd bauteile in der schule zur verfügu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RAUßNIGG Jan</dc:creator>
    <meta:creation-date>2024-06-06T19:59:00Z</meta:creation-date>
    <dc:date>2025-03-02T19:19:00Z</dc:date>
    <meta:template xlink:href="Normal.dotm" xlink:type="simple"/>
    <meta:editing-cycles>11</meta:editing-cycles>
    <meta:editing-duration>PT0S</meta:editing-duration>
    <meta:document-statistic meta:page-count="1" meta:paragraph-count="1" meta:word-count="92" meta:character-count="672" meta:row-count="4" meta:non-whitespace-character-count="581"/>
  </office:meta>
</office:document-meta>
</file>